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ad7a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officeooo:paragraph-rsid="000e6c24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fo:font-weight="normal" officeooo:paragraph-rsid="0005c0b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3a60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99e23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8a08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ff52" officeooo:paragraph-rsid="001eff52" style:font-name-asian="OzHandicraft BT" style:font-size-asian="14pt" style:font-name-complex="OzHandicraft BT" style:font-size-complex="14pt"/>
    </style:style>
    <style:style style:name="P23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7ad7a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23dd85"/>
    </style:style>
    <style:style style:name="T12" style:family="text">
      <style:text-properties officeooo:rsid="0017ad7a"/>
    </style:style>
    <style:style style:name="T13" style:family="text">
      <style:text-properties style:font-name="Liberation Serif" fo:font-weight="normal" officeooo:rsid="000e6c24" style:font-weight-asian="normal" style:font-weight-complex="normal"/>
    </style:style>
    <style:style style:name="T14" style:family="text">
      <style:text-properties officeooo:rsid="000e6c24"/>
    </style:style>
    <style:style style:name="T15" style:family="text">
      <style:text-properties officeooo:rsid="0018e994"/>
    </style:style>
    <style:style style:name="T16" style:family="text">
      <style:text-properties officeooo:rsid="00196856"/>
    </style:style>
    <style:style style:name="T17" style:family="text">
      <style:text-properties officeooo:rsid="001b8a08"/>
    </style:style>
    <style:style style:name="T18" style:family="text">
      <style:text-properties officeooo:rsid="001e1c1f"/>
    </style:style>
    <style:style style:name="T19" style:family="text">
      <style:text-properties officeooo:rsid="001eff52"/>
    </style:style>
    <style:style style:name="T20" style:family="text">
      <style:text-properties officeooo:rsid="00206089"/>
    </style:style>
    <style:style style:name="T21" style:family="text">
      <style:text-properties officeooo:rsid="00210920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3"/>
      <text:p text:style-name="P2"/>
      <text:p text:style-name="P2"/>
      <text:p text:style-name="P4"/>
      <text:p text:style-name="P5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2">Nirvana Chanterelle</text:span> <text:s text:c="65"/></text:p>
      <text:p text:style-name="P6">Brew Date: <text:s text:c="5"/><text:span text:style-name="T12">July 1’18</text:span> <text:s text:c="63"/></text:p>
      <text:p text:style-name="P1"><text:span text:style-name="T4">Batch Size:</text:span><text:span text:style-name="T8"> 10 gal</text:span><text:span text:style-name="T4"><text:tab/><text:tab/><text:tab/></text:span></text:p>
      <text:p text:style-name="P1"><text:span text:style-name="T4">Target OG/◦P:</text:span><text:span text:style-name="T5">1.083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3" svg:x1="1.543cm" svg:y1="0.624cm" svg:x2="1.622cm" svg:y2="6.577cm"><text:p/></draw:line><draw:line text:anchor-type="paragraph" draw:z-index="5" draw:style-name="gr2" draw:text-style-name="P23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7"><text:span text:style-name="T15">19</text:span> <text:s text:c="6"/># <text:s text:c="6"/>Pil<text:span text:style-name="T11">s</text:span></text:p>
      <text:p text:style-name="P8">4 <text:s text:c="9"/># <text:s text:c="6"/>Pale</text:p>
      <text:p text:style-name="P8">3 <text:s text:c="8"/># <text:s text:c="7"/>Wheat</text:p>
      <text:p text:style-name="P8">4 <text:s text:c="9"/># <text:s text:c="7"/>Dark Munich</text:p>
      <text:p text:style-name="P5"><text:s/>1 <text:s text:c="15"/>Tsp NaCl (mash)</text:p>
      <text:p text:style-name="P5"><draw:custom-shape text:anchor-type="paragraph" draw:z-index="2" draw:style-name="gr1" draw:text-style-name="P23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5">5 <text:s text:c="16"/>Tsp Sprchrg</text:p>
      <text:p text:style-name="P14"><draw:line text:anchor-type="paragraph" draw:z-index="4" draw:style-name="gr2" draw:text-style-name="P23" svg:x1="1.623cm" svg:y1="0.626cm" svg:x2="1.702cm" svg:y2="0.6cm"><text:p/></draw:line> <text:s text:c="4"/>Irish Moss</text:p>
      <text:p text:style-name="P7">200 <text:s text:c="6"/>g <text:s text:c="4"/>Dried Chanterelles</text:p>
      <text:p text:style-name="P14"/>
      <text:p text:style-name="P15"><text:s text:c="14"/>Yeast</text:p>
      <text:p text:style-name="P5"><draw:line text:anchor-type="paragraph" draw:z-index="7" draw:style-name="gr2" draw:text-style-name="P23" svg:x1="7.497cm" svg:y1="0.564cm" svg:x2="7.576cm" svg:y2="4.004cm"><text:p/></draw:line>Qt <text:s/>oz/g <text:s text:c="2"/>Hop/Seasoning <text:s text:c="14"/>Date</text:p>
      <text:p text:style-name="P5"><draw:line text:anchor-type="paragraph" draw:z-index="6" draw:style-name="gr2" draw:text-style-name="P23" svg:x1="2.549cm" svg:y1="0.012cm" svg:x2="2.628cm" svg:y2="3.452cm"><text:p/></draw:line> <text:span text:style-name="T13">46 <text:s text:c="3"/>g <text:s text:c="8"/>Saaz <text:s text:c="24"/>60 min</text:span></text:p>
      <text:p text:style-name="P12"><text:s/><text:span text:style-name="T14">86 <text:s text:c="3"/>g <text:s text:c="8"/>Saaz <text:s text:c="25"/>30 min</text:span></text:p>
      <text:p text:style-name="P12"><text:s/><text:span text:style-name="T14">86 <text:s text:c="3"/>g <text:s text:c="8"/>Saaz <text:s text:c="25"/>10 min </text:span></text:p>
      <text:p text:style-name="P12"><text:s/><text:span text:style-name="T14">28 <text:s text:c="3"/>g <text:s text:c="8"/>Cascade <text:s text:c="19"/>end of boil</text:span></text:p>
      <text:p text:style-name="P12"><text:s text:c="19"/><text:span text:style-name="T14">mushroom tea <text:s text:c="10"/>flame out</text:span></text:p>
      <text:p text:style-name="P1"/>
      <text:p text:style-name="P17"><text:span text:style-name="T4"><text:s text:c="800"/></text:span></text:p>
      <text:p text:style-name="P18"/>
      <text:p text:style-name="P10">Stage <text:s text:c="13"/>Date <text:s text:c="17"/></text:p>
      <text:p text:style-name="P9">Primary:</text:p>
      <text:p text:style-name="P9">Racked:<text:tab/><text:tab/><text:tab/><text:tab/><text:tab/><text:tab/></text:p>
      <text:p text:style-name="P9">Racked:</text:p>
      <text:p text:style-name="P9">Bottled:<text:tab/><text:tab/><text:tab/><text:tab/><text:tab/><text:tab/></text:p>
      <text:p text:style-name="P9">Kegged:</text:p>
      <text:p text:style-name="P9">Re-Kegged:</text:p>
      <text:p text:style-name="P1"><text:span text:style-name="T7">Purged:</text:span><text:span text:style-name="T3"><text:tab/><text:tab/><text:tab/><text:tab/><text:tab/><text:tab/>Charged:</text:span></text:p>
      <text:p text:style-name="P9"/>
      <text:p text:style-name="P9"><text:soft-page-break/></text:p>
      <text:p text:style-name="P9"><draw:frame draw:style-name="fr3" draw:name="Object2" text:anchor-type="paragraph" svg:x="9.428cm" svg:y="0.318cm" svg:width="11.522cm" svg:height="8.999cm" draw:z-index="8"><draw:object xlink:href="./Object 3" xlink:type="simple" xlink:show="embed" xlink:actuate="onLoad"/><draw:image xlink:href="./ObjectReplacements/Object 3" xlink:type="simple" xlink:show="embed" xlink:actuate="onLoad"/></draw:frame>Start Time: <text:span text:style-name="T16">6:30</text:span></text:p>
      <text:p text:style-name="P9">Fill mash tun:<text:tab/><text:span text:style-name="T16">Sat</text:span></text:p>
      <text:p text:style-name="P9">Fill sparge kettle: <text:span text:style-name="T16">Sat</text:span><text:tab/><text:tab/><text:tab/><text:tab/><text:tab/></text:p>
      <text:p text:style-name="P9">Fire burners: <text:span text:style-name="T16">6:30</text:span>am</text:p>
      <text:p text:style-name="P20">Heat Mash Tun : Target Temp: <text:span text:style-name="T9">66-68</text:span> <text:s text:c="3"/></text:p>
      <text:p text:style-name="P20">Heat Sparge Kettle: Target Temp: <text:span text:style-name="T9">75</text:span></text:p>
      <text:p text:style-name="P9">Target Temp (Mash): <text:span text:style-name="T9">66-68</text:span></text:p>
      <text:p text:style-name="P9">Grind grain: <text:s text:c="3"/><text:span text:style-name="T16">7:05</text:span></text:p>
      <text:p text:style-name="P9">sparge temp:<text:span text:style-name="T17">74.3</text:span></text:p>
      <text:p text:style-name="P9">Strike Temp: <text:span text:style-name="T17">68</text:span></text:p>
      <text:p text:style-name="P9">pump temp: <text:s/><text:span text:style-name="T17">66.3</text:span></text:p>
      <text:p text:style-name="P9">Mash in: <text:span text:style-name="T17">7:35</text:span></text:p>
      <text:p text:style-name="P9">Temp: <text:span text:style-name="T17">64.4</text:span></text:p>
      <text:p text:style-name="P9">Mash: Duration: <text:s text:c="3"/><text:span text:style-name="T10">90 </text:span>minutes <text:s text:c="7"/></text:p>
      <text:p text:style-name="P9">Start: <text:s text:c="2"/><text:span text:style-name="T17">7:35</text:span> <text:s text:c="16"/>Finish: <text:span text:style-name="T17">9:05</text:span></text:p>
      <text:p text:style-name="P9">Heat (to deactivate enzymes)<text:tab/><text:tab/></text:p>
      <text:p text:style-name="P11">Target Temp: <text:span text:style-name="T10">75.5</text:span> <text:s text:c="2"/></text:p>
      <text:p text:style-name="P11">Start: <text:s text:c="3"/><text:span text:style-name="T17">9:05</text:span> <text:s text:c="2"/></text:p>
      <text:p text:style-name="P9">Finish: <text:s text:c="2"/><text:span text:style-name="T17">9:25</text:span></text:p>
      <text:p text:style-name="P9">Heat Sparge H20 (Target175◦) <text:s text:c="7"/></text:p>
      <text:p text:style-name="P9">Sparge: Start: <text:s/><text:span text:style-name="T17">9:33</text:span></text:p>
      <text:p text:style-name="P9">Finish:</text:p>
      <text:p text:style-name="P9">Wort collected: <text:s text:c="2"/><text:span text:style-name="T18">full kettle</text:span></text:p>
      <text:p text:style-name="P9">Boil : Burner On: <text:s/></text:p>
      <text:p text:style-name="P9">Rolling Boil: <text:s text:c="3"/><text:span text:style-name="T18">10:45</text:span></text:p>
      <text:p text:style-name="P21">Hops In: <text:s/><text:span text:style-name="T18">11:20</text:span> <text:s text:c="8"/>Hops In: <text:s text:c="2"/><text:span text:style-name="T18">11:50</text:span> <text:s text:c="6"/><text:span text:style-name="T9">Whirflock in:</text:span> <text:s text:c="2"/><text:span text:style-name="T18">12:05</text:span> <text:s text:c="5"/>Hops in : <text:s/><text:span text:style-name="T18">12:10</text:span> <text:s text:c="5"/></text:p>
      <text:p text:style-name="P21"><text:span text:style-name="T9">Hops in : <text:s/>12:20 <text:s text:c="11"/>Tea in:12:20</text:span></text:p>
      <text:p text:style-name="P9">Duration: 90 min <text:s/>Start: <text:s/><text:span text:style-name="T18">10:50am</text:span></text:p>
      <text:p text:style-name="P9">Finish: <text:s/><text:span text:style-name="T18">12:20pm</text:span> <text:s text:c="4"/></text:p>
      <text:p text:style-name="P9">Burner Off: <text:span text:style-name="T19">12:20</text:span></text:p>
      <text:p text:style-name="P22">Whirlpool:12:22</text:p>
      <text:p text:style-name="P9">Rest 15 min <text:s text:c="7"/></text:p>
      <text:p text:style-name="P9">Pump and chill: <text:s text:c="4"/></text:p>
      <text:p text:style-name="P9">Start: <text:s text:c="2"/><text:span text:style-name="T19">12:38</text:span> <text:s text:c="4"/>Finish: <text:s text:c="2"/><text:span text:style-name="T21">1:20ish</text:span> <text:s text:c="2"/></text:p>
      <text:p text:style-name="P9">OG : <text:s text:c="2"/><text:span text:style-name="T20">1.075</text:span></text:p>
      <text:p text:style-name="P9">Yeast: <text:span text:style-name="T20">mauri brew 20g</text:span></text:p>
      <text:p text:style-name="P9">Irish Moss</text:p>
      <text:p text:style-name="P3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1T13:32:37.201397139</dc:date>
    <meta:editing-duration>PT5H28M25S</meta:editing-duration>
    <meta:editing-cycles>14</meta:editing-cycles>
    <meta:printed-by>peter helmer</meta:printed-by>
    <meta:print-date>2017-10-22T18:33:16.50</meta:print-date>
    <meta:document-statistic meta:table-count="0" meta:image-count="0" meta:object-count="3" meta:page-count="2" meta:paragraph-count="69" meta:word-count="221" meta:character-count="2699" meta:non-whitespace-character-count="10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21cm" svg:height="8.999cm" xlink:href="." xlink:type="simple" chart:class="chart:line" chart:style-name="ch1">
        <chart:title svg:x="3.719cm" svg:y="0.315cm" chart:style-name="ch2">
          <text:p>Nirvana Chanterelle</text:p>
        </chart:title>
        <chart:legend chart:legend-position="end" svg:x="8.854cm" svg:y="3.702cm" style:legend-expansion="high" chart:style-name="ch3"/>
        <chart:plot-area chart:style-name="ch4" chart:data-source-has-labels="both" svg:x="0.745cm" svg:y="1.3cm" svg:width="8.462cm" svg:height="6.739cm">
          <chartooo:coordinate-region svg:x="1.579cm" svg:y="1.5cm" svg:width="7.628cm" svg:height="5.318cm"/>
          <chart:axis chart:dimension="x" chart:name="primary-x" chart:style-name="ch5" chartooo:axis-type="auto">
            <chartooo:date-scale/>
            <chart:title svg:x="4.614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4.2">
                <text:p>74.2</text:p>
              </table:table-cell>
              <table:table-cell office:value-type="float" office:value="64.4">
                <text:p>64.4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2">
                <text:p>73.2</text:p>
              </table:table-cell>
              <table:table-cell office:value-type="float" office:value="66.9">
                <text:p>66.9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67.4">
                <text:p>67.4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67.8">
                <text:p>67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9">
                <text:p>71.9</text:p>
              </table:table-cell>
              <table:table-cell office:value-type="float" office:value="68.3">
                <text:p>68.3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">
                <text:p>72.3</text:p>
              </table:table-cell>
              <table:table-cell office:value-type="float" office:value="68.7">
                <text:p>68.7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3">
                <text:p>72.3</text:p>
              </table:table-cell>
              <table:table-cell office:value-type="float" office:value="68.2">
                <text:p>68.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9">
                <text:p>71.9</text:p>
              </table:table-cell>
              <table:table-cell office:value-type="float" office:value="68.1">
                <text:p>68.1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8">
                <text:p>71.8</text:p>
              </table:table-cell>
              <table:table-cell office:value-type="float" office:value="68.1">
                <text:p>68.1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7">
                <text:p>71.7</text:p>
              </table:table-cell>
              <table:table-cell office:value-type="float" office:value="68.1">
                <text:p>68.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8">
                <text:p>76.8</text:p>
              </table:table-cell>
              <table:table-cell office:value-type="float" office:value="72.1">
                <text:p>72.1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.2">
                <text:p>81.2</text:p>
              </table:table-cell>
              <table:table-cell office:value-type="float" office:value="75.4">
                <text:p>75.4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